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dobe Pi Std" svg:font-family="'Adobe Pi Std'" style:font-family-generic="decorative" style:font-pitch="variable"/>
    <style:font-face style:name="Adobe Arabic" svg:font-family="'Adobe Arabic'" style:font-adornments="Italic" style:font-family-generic="roman" style:font-pitch="variable"/>
    <style:font-face style:name="Adobe Myungjo Std M" svg:font-family="'Adobe Myungjo Std M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Arimo" svg:font-family="Arimo" style:font-adornments="Italic" style:font-family-generic="swiss" style:font-pitch="variable"/>
    <style:font-face style:name="SolidWorks GDT" svg:font-family="'SolidWorks GDT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1cm"/>
    </style:style>
    <style:style style:name="co2" style:family="table-column">
      <style:table-column-properties fo:break-before="auto" style:column-width="12.18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dobe Myungjo Std M" fo:font-size="12pt" style:font-size-asian="12pt" style:font-size-complex="12pt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Adobe Myungjo Std M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Adobe Myungjo Std M" fo:font-size="12pt" style:text-underline-style="solid" style:text-underline-width="auto" style:text-underline-color="font-color" style:font-size-asian="12pt" style:font-size-complex="12pt"/>
    </style:style>
    <style:style style:name="ce4" style:family="table-cell" style:parent-style-name="Default">
      <style:table-cell-properties fo:background-color="#99ff66"/>
      <style:text-properties style:font-name="Adobe Myungjo Std M" fo:font-size="12pt" style:font-size-asian="12pt" style:font-size-complex="12pt"/>
    </style:style>
    <style:style style:name="ce5" style:family="table-cell" style:parent-style-name="Default">
      <style:table-cell-properties fo:background-color="#99ff66"/>
      <style:text-properties style:font-name="Adobe Myungjo Std M" fo:font-size="12pt" style:text-underline-style="none" style:font-size-asian="12pt" style:font-size-complex="12pt"/>
    </style:style>
    <style:style style:name="ce6" style:family="table-cell" style:parent-style-name="Default">
      <style:table-cell-properties fo:background-color="#99ff66"/>
      <style:text-properties style:font-name="Adobe Myungjo Std M" fo:font-size="12pt" style:text-underline-style="solid" style:text-underline-width="auto" style:text-underline-color="font-color" style:font-size-asian="12pt" style:font-size-complex="12pt"/>
    </style:style>
    <style:style style:name="ce7" style:family="table-cell" style:parent-style-name="Default">
      <style:table-cell-properties fo:background-color="#ff9999"/>
      <style:text-properties style:font-name="Adobe Myungjo Std M" fo:font-size="12pt" style:text-underline-style="solid" style:text-underline-width="auto" style:text-underline-color="font-color" style:font-size-asian="12pt" style:font-size-complex="12pt"/>
    </style:style>
    <style:style style:name="ce8" style:family="table-cell" style:parent-style-name="Default">
      <style:table-cell-properties fo:background-color="#ff9999"/>
      <style:text-properties style:font-name="Adobe Myungjo Std M" fo:font-size="12pt" style:text-underline-style="none" style:font-size-asian="12pt" style:font-size-complex="12pt"/>
    </style:style>
    <style:style style:name="ce9" style:family="table-cell" style:parent-style-name="Default">
      <style:text-properties style:font-name="Adobe Myungjo Std M" fo:font-size="12pt" style:text-underline-style="none" style:font-size-asian="12pt" style:font-size-complex="12pt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/>
          <table:table-cell office:value-type="string">
            <text:p>https://thales.cica.es/rd/Recursos/rd99/ed99-0516-02/practica/calcula12.htm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ermutation + Operation</text:p>
          </table:table-cell>
          <table:table-cell table:style-name="ce2" office:value-type="string">
            <text:p>Tested?</text:p>
          </table:table-cell>
          <table:table-cell table:number-columns-repeated="1021"/>
        </table:table-row>
        <table:table-row table:style-name="ro1">
          <table:table-cell office:value-type="string">
            <text:p>1.</text:p>
          </table:table-cell>
          <table:table-cell table:style-name="ce3" office:value-type="string">
            <text:p>Numero, Coma, Cambio_Signo,Operador,Borrar_C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2.</text:p>
          </table:table-cell>
          <table:table-cell office:value-type="string">
            <text:p>Numero, Coma, Cambio_Signo,Borrar_C,Operador</text:p>
          </table:table-cell>
          <table:table-cell table:style-name="ce4" office:value-type="string">
            <text:p>Ok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office:value-type="string">
            <text:p>3.</text:p>
          </table:table-cell>
          <table:table-cell office:value-type="string">
            <text:p>Numero, Coma,Operador, Cambio_Signo,Borrar_C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4.</text:p>
          </table:table-cell>
          <table:table-cell office:value-type="string">
            <text:p>Numero, Coma,Operador,Borrar_C, Cambio_Signo</text:p>
          </table:table-cell>
          <table:table-cell table:style-name="ce4" office:value-type="string">
            <text:p>Ok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office:value-type="string">
            <text:p>5.</text:p>
          </table:table-cell>
          <table:table-cell office:value-type="string">
            <text:p>Numero, Coma,Borrar_C, Cambio_Signo,Operador</text:p>
          </table:table-cell>
          <table:table-cell table:style-name="ce4" office:value-type="string">
            <text:p>Ok</text:p>
          </table:table-cell>
          <table:table-cell/>
          <table:table-cell table:style-name="ce9"/>
          <table:table-cell table:number-columns-repeated="1019"/>
        </table:table-row>
        <table:table-row table:style-name="ro1">
          <table:table-cell office:value-type="string">
            <text:p>6.</text:p>
          </table:table-cell>
          <table:table-cell office:value-type="string">
            <text:p>Numero, Coma,Borrar_C,Operador, Cambio_Sign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7.</text:p>
          </table:table-cell>
          <table:table-cell office:value-type="string">
            <text:p>Numero, Cambio_Signo, Coma,Operador,Borrar_C</text:p>
          </table:table-cell>
          <table:table-cell table:style-name="ce4" office:value-type="string">
            <text:p>Ok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string">
            <text:p>8.</text:p>
          </table:table-cell>
          <table:table-cell office:value-type="string">
            <text:p>Numero, Cambio_Signo, Coma,Borrar_C,Operador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9.</text:p>
          </table:table-cell>
          <table:table-cell office:value-type="string">
            <text:p>Numero, Cambio_Signo,Operador, Coma,Borrar_C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10.</text:p>
          </table:table-cell>
          <table:table-cell office:value-type="string">
            <text:p>Numero, Cambio_Signo,Operador,Borrar_C, Coma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11.</text:p>
          </table:table-cell>
          <table:table-cell office:value-type="string">
            <text:p>Numero, Cambio_Signo,Borrar_C, Coma,Operador</text:p>
          </table:table-cell>
          <table:table-cell table:style-name="ce5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12.</text:p>
          </table:table-cell>
          <table:table-cell office:value-type="string">
            <text:p>Numero, Cambio_Signo,Borrar_C,Operador, Coma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13.</text:p>
          </table:table-cell>
          <table:table-cell office:value-type="string">
            <text:p>Numero,Operador, Coma, Cambio_Signo,Borrar_C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14.</text:p>
          </table:table-cell>
          <table:table-cell office:value-type="string">
            <text:p>Numero,Operador, Coma,Borrar_C, Cambio_Sign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15.</text:p>
          </table:table-cell>
          <table:table-cell office:value-type="string">
            <text:p>Numero,Operador, Cambio_Signo, Coma,Borrar_C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16.</text:p>
          </table:table-cell>
          <table:table-cell office:value-type="string">
            <text:p>Numero,Operador, Cambio_Signo,Borrar_C, Coma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17.</text:p>
          </table:table-cell>
          <table:table-cell office:value-type="string">
            <text:p>Numero,Operador,Borrar_C, Coma, Cambio_Signo</text:p>
          </table:table-cell>
          <table:table-cell table:style-name="ce6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18.</text:p>
          </table:table-cell>
          <table:table-cell office:value-type="string">
            <text:p>Numero,Operador,Borrar_C, Cambio_Signo, Coma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19.</text:p>
          </table:table-cell>
          <table:table-cell office:value-type="string">
            <text:p>Numero,Borrar_C, Coma, Cambio_Signo,Operador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20.</text:p>
          </table:table-cell>
          <table:table-cell office:value-type="string">
            <text:p>Numero,Borrar_C, Coma,Operador, Cambio_Sign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21.</text:p>
          </table:table-cell>
          <table:table-cell office:value-type="string">
            <text:p>Numero,Borrar_C, Cambio_Signo, Coma,Operador</text:p>
          </table:table-cell>
          <table:table-cell table:style-name="ce7" office:value-type="string">
            <text:p>NoK</text:p>
          </table:table-cell>
          <table:table-cell table:style-name="ce4" office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>
            <text:p>22.</text:p>
          </table:table-cell>
          <table:table-cell office:value-type="string">
            <text:p>Numero,Borrar_C, Cambio_Signo,Operador, Coma</text:p>
          </table:table-cell>
          <table:table-cell table:style-name="ce8" office:value-type="string">
            <text:p>NoK</text:p>
          </table:table-cell>
          <table:table-cell table:style-name="ce6" office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>
            <text:p>23.</text:p>
          </table:table-cell>
          <table:table-cell office:value-type="string">
            <text:p>Numero,Borrar_C,Operador, Coma, Cambio_Signo</text:p>
          </table:table-cell>
          <table:table-cell table:style-name="ce4" office:value-type="string">
            <text:p>Ok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>
            <text:p>24.</text:p>
          </table:table-cell>
          <table:table-cell office:value-type="string">
            <text:p>Numero,Borrar_C,Operador, Cambio_Signo, Coma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25.</text:p>
          </table:table-cell>
          <table:table-cell office:value-type="string">
            <text:p><text:s/>Coma,Numero, Cambio_Signo,Operador,Borrar_C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26.</text:p>
          </table:table-cell>
          <table:table-cell office:value-type="string">
            <text:p><text:s/>Coma,Numero, Cambio_Signo,Borrar_C,Operador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27.</text:p>
          </table:table-cell>
          <table:table-cell office:value-type="string">
            <text:p><text:s/>Coma,Numero,Operador, Cambio_Signo,Borrar_C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28.</text:p>
          </table:table-cell>
          <table:table-cell office:value-type="string">
            <text:p><text:s/>Coma,Numero,Operador,Borrar_C, Cambio_Sign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29.</text:p>
          </table:table-cell>
          <table:table-cell office:value-type="string">
            <text:p><text:s/>Coma,Numero,Borrar_C, Cambio_Signo,Operador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30.</text:p>
          </table:table-cell>
          <table:table-cell office:value-type="string">
            <text:p><text:s/>Coma,Numero,Borrar_C,Operador, Cambio_Sign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31.</text:p>
          </table:table-cell>
          <table:table-cell office:value-type="string">
            <text:p><text:s/>Coma, Cambio_Signo,Numero,Operador,Borrar_C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32.</text:p>
          </table:table-cell>
          <table:table-cell office:value-type="string">
            <text:p><text:s/>Coma, Cambio_Signo,Numero,Borrar_C,Operador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33.</text:p>
          </table:table-cell>
          <table:table-cell office:value-type="string">
            <text:p><text:s/>Coma, Cambio_Signo,Operador,Numero,Borrar_C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34.</text:p>
          </table:table-cell>
          <table:table-cell office:value-type="string">
            <text:p><text:s/>Coma, Cambio_Signo,Operador,Borrar_C,Numer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35.</text:p>
          </table:table-cell>
          <table:table-cell office:value-type="string">
            <text:p><text:s/>Coma, Cambio_Signo,Borrar_C,Numero,Operador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36.</text:p>
          </table:table-cell>
          <table:table-cell office:value-type="string">
            <text:p><text:s/>Coma, Cambio_Signo,Borrar_C,Operador,Numer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37.</text:p>
          </table:table-cell>
          <table:table-cell office:value-type="string">
            <text:p><text:s/>Coma,Operador,Numero, Cambio_Signo,Borrar_C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38.</text:p>
          </table:table-cell>
          <table:table-cell office:value-type="string">
            <text:p><text:s/>Coma,Operador,Numero,Borrar_C, Cambio_Sign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39.</text:p>
          </table:table-cell>
          <table:table-cell office:value-type="string">
            <text:p><text:s/>Coma,Operador, Cambio_Signo,Numero,Borrar_C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40.</text:p>
          </table:table-cell>
          <table:table-cell office:value-type="string">
            <text:p><text:s/>Coma,Operador, Cambio_Signo,Borrar_C,Numer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41.</text:p>
          </table:table-cell>
          <table:table-cell office:value-type="string">
            <text:p><text:s/>Coma,Operador,Borrar_C,Numero, Cambio_Sign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42.</text:p>
          </table:table-cell>
          <table:table-cell office:value-type="string">
            <text:p><text:s/>Coma,Operador,Borrar_C, Cambio_Signo,Numer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43.</text:p>
          </table:table-cell>
          <table:table-cell office:value-type="string">
            <text:p><text:s/>Coma,Borrar_C,Numero, Cambio_Signo,Operador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44.</text:p>
          </table:table-cell>
          <table:table-cell office:value-type="string">
            <text:p><text:s/>Coma,Borrar_C,Numero,Operador, Cambio_Signo</text:p>
          </table:table-cell>
          <table:table-cell table:style-name="ce7" office:value-type="string">
            <text:p>NoK</text:p>
          </table:table-cell>
          <table:table-cell table:style-name="ce4" office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>
            <text:p>45.</text:p>
          </table:table-cell>
          <table:table-cell office:value-type="string">
            <text:p><text:s/>Coma,Borrar_C, Cambio_Signo,Numero,Operador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46.</text:p>
          </table:table-cell>
          <table:table-cell office:value-type="string">
            <text:p><text:s/>Coma,Borrar_C, Cambio_Signo,Operador,Numer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47.</text:p>
          </table:table-cell>
          <table:table-cell office:value-type="string">
            <text:p><text:s/>Coma,Borrar_C,Operador,Numero, Cambio_Sign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48.</text:p>
          </table:table-cell>
          <table:table-cell office:value-type="string">
            <text:p><text:s/>Coma,Borrar_C,Operador, Cambio_Signo,Numer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49.</text:p>
          </table:table-cell>
          <table:table-cell office:value-type="string">
            <text:p><text:s/>Cambio_Signo,Numero, Coma,Operador,Borrar_C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50.</text:p>
          </table:table-cell>
          <table:table-cell office:value-type="string">
            <text:p><text:s/>Cambio_Signo,Numero, Coma,Borrar_C,Operador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51.</text:p>
          </table:table-cell>
          <table:table-cell office:value-type="string">
            <text:p><text:s/>Cambio_Signo,Numero,Operador, Coma,Borrar_C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52.</text:p>
          </table:table-cell>
          <table:table-cell office:value-type="string">
            <text:p><text:s/>Cambio_Signo,Numero,Operador,Borrar_C, Coma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53.</text:p>
          </table:table-cell>
          <table:table-cell office:value-type="string">
            <text:p><text:s/>Cambio_Signo,Numero,Borrar_C, Coma,Operador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54.</text:p>
          </table:table-cell>
          <table:table-cell office:value-type="string">
            <text:p><text:s/>Cambio_Signo,Numero,Borrar_C,Operador, Coma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55.</text:p>
          </table:table-cell>
          <table:table-cell office:value-type="string">
            <text:p><text:s/>Cambio_Signo, Coma,Numero,Operador,Borrar_C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56.</text:p>
          </table:table-cell>
          <table:table-cell office:value-type="string">
            <text:p><text:s/>Cambio_Signo, Coma,Numero,Borrar_C,Operador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57.</text:p>
          </table:table-cell>
          <table:table-cell office:value-type="string">
            <text:p><text:s/>Cambio_Signo, Coma,Operador,Numero,Borrar_C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58.</text:p>
          </table:table-cell>
          <table:table-cell office:value-type="string">
            <text:p><text:s/>Cambio_Signo, Coma,Operador,Borrar_C,Numer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59.</text:p>
          </table:table-cell>
          <table:table-cell office:value-type="string">
            <text:p><text:s/>Cambio_Signo, Coma,Borrar_C,Numero,Operador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60.</text:p>
          </table:table-cell>
          <table:table-cell office:value-type="string">
            <text:p><text:s/>Cambio_Signo, Coma,Borrar_C,Operador,Numer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61.</text:p>
          </table:table-cell>
          <table:table-cell office:value-type="string">
            <text:p><text:s/>Cambio_Signo,Operador,Numero, Coma,Borrar_C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62.</text:p>
          </table:table-cell>
          <table:table-cell office:value-type="string">
            <text:p><text:s/>Cambio_Signo,Operador,Numero,Borrar_C, Coma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63.</text:p>
          </table:table-cell>
          <table:table-cell office:value-type="string">
            <text:p><text:s/>Cambio_Signo,Operador, Coma,Numero,Borrar_C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64.</text:p>
          </table:table-cell>
          <table:table-cell office:value-type="string">
            <text:p><text:s/>Cambio_Signo,Operador, Coma,Borrar_C,Numer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65.</text:p>
          </table:table-cell>
          <table:table-cell office:value-type="string">
            <text:p><text:s/>Cambio_Signo,Operador,Borrar_C,Numero, Coma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66.</text:p>
          </table:table-cell>
          <table:table-cell office:value-type="string">
            <text:p><text:s/>Cambio_Signo,Operador,Borrar_C, Coma,Numer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67.</text:p>
          </table:table-cell>
          <table:table-cell office:value-type="string">
            <text:p><text:s/>Cambio_Signo,Borrar_C,Numero, Coma,Operador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68.</text:p>
          </table:table-cell>
          <table:table-cell office:value-type="string">
            <text:p><text:s/>Cambio_Signo,Borrar_C,Numero,Operador, Coma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69.</text:p>
          </table:table-cell>
          <table:table-cell office:value-type="string">
            <text:p><text:s/>Cambio_Signo,Borrar_C, Coma,Numero,Operador</text:p>
          </table:table-cell>
          <table:table-cell table:style-name="ce8" office:value-type="string">
            <text:p>NoK</text:p>
          </table:table-cell>
          <table:table-cell table:style-name="ce4" office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>
            <text:p>70.</text:p>
          </table:table-cell>
          <table:table-cell office:value-type="string">
            <text:p><text:s/>Cambio_Signo,Borrar_C, Coma,Operador,Numer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71.</text:p>
          </table:table-cell>
          <table:table-cell office:value-type="string">
            <text:p><text:s/>Cambio_Signo,Borrar_C,Operador,Numero, Coma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72.</text:p>
          </table:table-cell>
          <table:table-cell office:value-type="string">
            <text:p><text:s/>Cambio_Signo,Borrar_C,Operador, Coma,Numer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73.</text:p>
          </table:table-cell>
          <table:table-cell office:value-type="string">
            <text:p>Operador,Numero, Coma, Cambio_Signo,Borrar_C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74.</text:p>
          </table:table-cell>
          <table:table-cell office:value-type="string">
            <text:p>Operador,Numero, Coma,Borrar_C, Cambio_Sign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75.</text:p>
          </table:table-cell>
          <table:table-cell office:value-type="string">
            <text:p>Operador,Numero, Cambio_Signo, Coma,Borrar_C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76.</text:p>
          </table:table-cell>
          <table:table-cell office:value-type="string">
            <text:p>Operador,Numero, Cambio_Signo,Borrar_C, Coma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77.</text:p>
          </table:table-cell>
          <table:table-cell office:value-type="string">
            <text:p>Operador,Numero,Borrar_C, Coma, Cambio_Sign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78.</text:p>
          </table:table-cell>
          <table:table-cell office:value-type="string">
            <text:p>Operador,Numero,Borrar_C, Cambio_Signo, Coma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79.</text:p>
          </table:table-cell>
          <table:table-cell office:value-type="string">
            <text:p>Operador, Coma,Numero, Cambio_Signo,Borrar_C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80.</text:p>
          </table:table-cell>
          <table:table-cell office:value-type="string">
            <text:p>Operador, Coma,Numero,Borrar_C, Cambio_Sign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81.</text:p>
          </table:table-cell>
          <table:table-cell office:value-type="string">
            <text:p>Operador, Coma, Cambio_Signo,Numero,Borrar_C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82.</text:p>
          </table:table-cell>
          <table:table-cell office:value-type="string">
            <text:p>Operador, Coma, Cambio_Signo,Borrar_C,Numer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83.</text:p>
          </table:table-cell>
          <table:table-cell office:value-type="string">
            <text:p>Operador, Coma,Borrar_C,Numero, Cambio_Sign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84.</text:p>
          </table:table-cell>
          <table:table-cell office:value-type="string">
            <text:p>Operador, Coma,Borrar_C, Cambio_Signo,Numer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85.</text:p>
          </table:table-cell>
          <table:table-cell office:value-type="string">
            <text:p>Operador, Cambio_Signo,Numero, Coma,Borrar_C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86.</text:p>
          </table:table-cell>
          <table:table-cell office:value-type="string">
            <text:p>Operador, Cambio_Signo,Numero,Borrar_C, Coma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87.</text:p>
          </table:table-cell>
          <table:table-cell office:value-type="string">
            <text:p>Operador, Cambio_Signo, Coma,Numero,Borrar_C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88.</text:p>
          </table:table-cell>
          <table:table-cell office:value-type="string">
            <text:p>Operador, Cambio_Signo, Coma,Borrar_C,Numer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89.</text:p>
          </table:table-cell>
          <table:table-cell office:value-type="string">
            <text:p>Operador, Cambio_Signo,Borrar_C,Numero, Coma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90.</text:p>
          </table:table-cell>
          <table:table-cell office:value-type="string">
            <text:p>Operador, Cambio_Signo,Borrar_C, Coma,Numer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91.</text:p>
          </table:table-cell>
          <table:table-cell office:value-type="string">
            <text:p>Operador,Borrar_C,Numero, Coma, Cambio_Sign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92.</text:p>
          </table:table-cell>
          <table:table-cell office:value-type="string">
            <text:p>Operador,Borrar_C,Numero, Cambio_Signo, Coma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93.</text:p>
          </table:table-cell>
          <table:table-cell office:value-type="string">
            <text:p>Operador,Borrar_C, Coma,Numero, Cambio_Sign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94.</text:p>
          </table:table-cell>
          <table:table-cell office:value-type="string">
            <text:p>Operador,Borrar_C, Coma, Cambio_Signo,Numer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95.</text:p>
          </table:table-cell>
          <table:table-cell office:value-type="string">
            <text:p>Operador,Borrar_C, Cambio_Signo,Numero, Coma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96.</text:p>
          </table:table-cell>
          <table:table-cell office:value-type="string">
            <text:p>Operador,Borrar_C, Cambio_Signo, Coma,Numer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97.</text:p>
          </table:table-cell>
          <table:table-cell office:value-type="string">
            <text:p>Borrar_C,Numero, Coma, Cambio_Signo,Operador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98.</text:p>
          </table:table-cell>
          <table:table-cell office:value-type="string">
            <text:p>Borrar_C,Numero, Coma,Operador, Cambio_Sign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99.</text:p>
          </table:table-cell>
          <table:table-cell office:value-type="string">
            <text:p>Borrar_C,Numero, Cambio_Signo, Coma,Operador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100.</text:p>
          </table:table-cell>
          <table:table-cell office:value-type="string">
            <text:p>Borrar_C,Numero, Cambio_Signo,Operador, Coma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101.</text:p>
          </table:table-cell>
          <table:table-cell office:value-type="string">
            <text:p>Borrar_C,Numero,Operador, Coma, Cambio_Sign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102.</text:p>
          </table:table-cell>
          <table:table-cell office:value-type="string">
            <text:p>Borrar_C,Numero,Operador, Cambio_Signo, Coma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103.</text:p>
          </table:table-cell>
          <table:table-cell office:value-type="string">
            <text:p>Borrar_C, Coma,Numero, Cambio_Signo,Operador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104.</text:p>
          </table:table-cell>
          <table:table-cell office:value-type="string">
            <text:p>Borrar_C, Coma,Numero,Operador, Cambio_Sign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105.</text:p>
          </table:table-cell>
          <table:table-cell office:value-type="string">
            <text:p>Borrar_C, Coma, Cambio_Signo,Numero,Operador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106.</text:p>
          </table:table-cell>
          <table:table-cell office:value-type="string">
            <text:p>Borrar_C, Coma, Cambio_Signo,Operador,Numer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107.</text:p>
          </table:table-cell>
          <table:table-cell office:value-type="string">
            <text:p>Borrar_C, Coma,Operador,Numero, Cambio_Sign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108.</text:p>
          </table:table-cell>
          <table:table-cell office:value-type="string">
            <text:p>Borrar_C, Coma,Operador, Cambio_Signo,Numer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109.</text:p>
          </table:table-cell>
          <table:table-cell office:value-type="string">
            <text:p>Borrar_C, Cambio_Signo,Numero, Coma,Operador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110.</text:p>
          </table:table-cell>
          <table:table-cell office:value-type="string">
            <text:p>Borrar_C, Cambio_Signo,Numero,Operador, Coma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111.</text:p>
          </table:table-cell>
          <table:table-cell office:value-type="string">
            <text:p>Borrar_C, Cambio_Signo, Coma,Numero,Operador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112.</text:p>
          </table:table-cell>
          <table:table-cell office:value-type="string">
            <text:p>Borrar_C, Cambio_Signo, Coma,Operador,Numer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113.</text:p>
          </table:table-cell>
          <table:table-cell office:value-type="string">
            <text:p>Borrar_C, Cambio_Signo,Operador,Numero, Coma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114.</text:p>
          </table:table-cell>
          <table:table-cell office:value-type="string">
            <text:p>Borrar_C, Cambio_Signo,Operador, Coma,Numer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115.</text:p>
          </table:table-cell>
          <table:table-cell office:value-type="string">
            <text:p>Borrar_C,Operador,Numero, Coma, Cambio_Sign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116.</text:p>
          </table:table-cell>
          <table:table-cell office:value-type="string">
            <text:p>Borrar_C,Operador,Numero, Cambio_Signo, Coma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117.</text:p>
          </table:table-cell>
          <table:table-cell office:value-type="string">
            <text:p>Borrar_C,Operador, Coma,Numero, Cambio_Sign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118.</text:p>
          </table:table-cell>
          <table:table-cell office:value-type="string">
            <text:p>Borrar_C,Operador, Coma, Cambio_Signo,Numer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119.</text:p>
          </table:table-cell>
          <table:table-cell office:value-type="string">
            <text:p>Borrar_C,Operador, Cambio_Signo,Numero, Coma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>
            <text:p>120.</text:p>
          </table:table-cell>
          <table:table-cell office:value-type="string">
            <text:p>Borrar_C,Operador, Cambio_Signo, Coma,Numero</text:p>
          </table:table-cell>
          <table:table-cell table:style-name="ce4" office:value-type="string">
            <text:p>Ok</text:p>
          </table:table-cell>
          <table:table-cell table:number-columns-repeated="1021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dobe Pi Std" svg:font-family="'Adobe Pi Std'" style:font-family-generic="decorative" style:font-pitch="variable"/>
    <style:font-face style:name="Adobe Arabic" svg:font-family="'Adobe Arabic'" style:font-adornments="Italic" style:font-family-generic="roman" style:font-pitch="variable"/>
    <style:font-face style:name="Adobe Myungjo Std M" svg:font-family="'Adobe Myungjo Std M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Arimo" svg:font-family="Arimo" style:font-adornments="Italic" style:font-family-generic="swiss" style:font-pitch="variable"/>
    <style:font-face style:name="SolidWorks GDT" svg:font-family="'SolidWorks GDT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3">13/11/2020</text:date>, <text:time>16:46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3T12:38:55.10</meta:creation-date>
    <dc:date>2020-11-13T16:46:07.84</dc:date>
    <meta:editing-duration>PT4H6M37S</meta:editing-duration>
    <meta:editing-cycles>82</meta:editing-cycles>
    <meta:generator>OpenOffice/4.1.7$Win32 OpenOffice.org_project/417m1$Build-9800</meta:generator>
    <meta:document-statistic meta:table-count="3" meta:cell-count="367" meta:object-count="0"/>
  </office:meta>
</office:document-meta>
</file>